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10ac3f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paragraph-rsid="0010ac3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0ac3f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ac3f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0ac3f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4c157" officeooo:paragraph-rsid="0014c157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10ac3f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paragraph-rsid="0010ac3f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10ac3f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0ac3f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3c6b3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10ac3f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/>
      <style:text-properties officeooo:rsid="0024ce5d" officeooo:paragraph-rsid="0010ac3f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c635" officeooo:paragraph-rsid="0010ac3f" style:text-blinking="false" fo:background-color="transparen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ac3f" style:text-blinking="false" fo:background-color="#ffffff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0ac3f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0ac3f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0ac3f" style:text-blinking="false" fo:background-color="transparent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weight-asian="normal" style:font-weight-complex="normal"/>
    </style:style>
    <style:style style:name="P23" style:family="paragraph" style:parent-style-name="Text_20_body" style:list-style-name="L3">
      <loext:graphic-properties draw:fill="none"/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10ac3f" style:text-blinking="false" fo:background-color="transparent"/>
    </style:style>
    <style:style style:name="P2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7" style:family="paragraph" style:parent-style-name="Text_20_body" style:list-style-name="L3">
      <loext:graphic-properties draw:fill="none"/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8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29" style:family="paragraph" style:parent-style-name="Text_20_body" style:list-style-name="L3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officeooo:paragraph-rsid="0010ac3f"/>
    </style:style>
    <style:style style:name="P30" style:family="paragraph" style:parent-style-name="Text_20_body" style:list-style-name="L3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d6c6" officeooo:paragraph-rsid="0014d6c6" style:text-blinking="false" fo:background-color="#ffffff"/>
    </style:style>
    <style:style style:name="P31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10ac3f" style:text-blinking="false" fo:background-color="transparent" style:font-size-asian="11pt" style:font-size-complex="11pt"/>
    </style:style>
    <style:style style:name="P32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54208" officeooo:paragraph-rsid="0010ac3f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8b2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49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1238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c6b3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c6b3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c6b3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4c157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4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44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5" style:family="text">
      <style:text-properties officeooo:rsid="002df09c"/>
    </style:style>
    <style:style style:name="T46" style:family="text">
      <style:text-properties officeooo:rsid="001533c2"/>
    </style:style>
    <style:style style:name="T47" style:family="text">
      <style:text-properties fo:color="#000000" style:font-name="Arial" fo:font-style="italic" officeooo:rsid="003089dd" style:font-style-asian="italic" style:font-style-complex="italic"/>
    </style:style>
    <style:style style:name="T48" style:family="text">
      <style:text-properties fo:color="#000000" style:font-name="Arial" officeooo:rsid="003089dd"/>
    </style:style>
    <style:style style:name="T49" style:family="text">
      <style:text-properties fo:color="#000000" style:font-name="Arial" officeooo:rsid="0016e9a5"/>
    </style:style>
    <style:style style:name="T50" style:family="text">
      <style:text-properties fo:color="#000000" style:font-name="Arial" officeooo:rsid="0034ecd5"/>
    </style:style>
    <style:style style:name="T51" style:family="text">
      <style:text-properties fo:color="#000000" style:font-name="Arial" officeooo:rsid="00354208"/>
    </style:style>
    <style:style style:name="T52" style:family="text">
      <style:text-properties officeooo:rsid="002865d6"/>
    </style:style>
    <style:style style:name="T53" style:family="text">
      <style:text-properties officeooo:rsid="001a4f61"/>
    </style:style>
    <style:style style:name="T54" style:family="text">
      <style:text-properties officeooo:rsid="001b9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eith Booher</text:p>
      <text:p text:style-name="P19"><text:span text:style-name="T6">keith.booher</text:span><text:span text:style-name="T5">@</text:span><text:span text:style-name="T6">yahoo</text:span><text:span text:style-name="T5">.com | </text:span><text:span text:style-name="T6">512</text:span><text:span text:style-name="T5">-</text:span><text:span text:style-name="T6">653</text:span><text:span text:style-name="T5">-</text:span><text:span text:style-name="T6">5115</text:span><text:span text:style-name="T5"> | </text:span><text:span text:style-name="T6">Austin</text:span><text:span text:style-name="T5">, </text:span><text:span text:style-name="T6">Texas</text:span></text:p>
      <text:p text:style-name="P19"><text:span text:style-name="T8">LinkedIn:</text:span><text:span text:style-name="T43">https://www.linkedin.com/in/keith-booher-8250b715a/</text:span><text:span text:style-name="T42"> </text:span></text:p>
      <text:p text:style-name="P19"><text:span text:style-name="T8">Website:</text:span><text:span text:style-name="T43">https://keithbooher.github.io/Bootstrap-Portfolio/</text:span><text:span text:style-name="T8"> <text:s/></text:span></text:p>
      <text:p text:style-name="P20"><text:span text:style-name="T8"><text:tab/><text:tab/><text:tab/><text:tab/>Github:</text:span><text:span text:style-name="T43">https://github.com/keithbooher</text:span><text:span text:style-name="T42"> </text:span></text:p>
      <text:p text:style-name="P18"/>
      <text:p text:style-name="P3">TECHNICAL SKILLS </text:p>
      <text:p text:style-name="P11"><text:span text:style-name="T12">Node.Js, </text:span><text:span text:style-name="T13">M</text:span><text:span text:style-name="T14">oment.js</text:span><text:span text:style-name="T12">, JavaScript, jQuery, React.js, </text:span><text:span text:style-name="T15">Express, Passport, OAuth</text:span><text:span text:style-name="T12">, React, GIT, Github, MySQL, </text:span><text:span text:style-name="T16">Mongo, </text:span><text:span text:style-name="T25">Materialize</text:span><text:span text:style-name="T16">, Canvas, Stripe</text:span><text:span text:style-name="T12">, Firebase, </text:span><text:span text:style-name="T16">Handlebars</text:span><text:span text:style-name="T12">, HTML, CSS, Bootstrap, </text:span><text:span text:style-name="T17">Restful </text:span><text:span text:style-name="T12">APIs, JSON, </text:span><text:span text:style-name="T18">C</text:span><text:span text:style-name="T12">ommand </text:span><text:span text:style-name="T18">L</text:span><text:span text:style-name="T12">ine, </text:span><text:span text:style-name="T15">C</text:span><text:span text:style-name="T12">omputer </text:span><text:span text:style-name="T15">S</text:span><text:span text:style-name="T12">cience </text:span><text:span text:style-name="T15">F</text:span><text:span text:style-name="T12">undamentals, </text:span><text:span text:style-name="T15">W</text:span><text:span text:style-name="T12">riting </text:span><text:span text:style-name="T15">W</text:span><text:span text:style-name="T12">ests, </text:span><text:span text:style-name="T19">150+ hours of scientific lab time</text:span><text:span text:style-name="T7"> </text:span></text:p>
      <text:p text:style-name="P5"/>
      <text:p text:style-name="P4">HIGHLIGHTS</text:p>
      <text:list xml:id="list8956633447039578375" text:style-name="L1">
        <text:list-item>
          <text:p text:style-name="P21">Creative Design</text:p>
        </text:list-item>
        <text:list-item>
          <text:p text:style-name="P21">Usability expertise</text:p>
        </text:list-item>
        <text:list-item>
          <text:p text:style-name="P21">Complex problem solver</text:p>
        </text:list-item>
        <text:list-item>
          <text:p text:style-name="P21">Strong communication <text:span text:style-name="T45">and time management</text:span> skills</text:p>
        </text:list-item>
        <text:list-item>
          <text:p text:style-name="P22">Quick to pick up new software</text:p>
          <text:p text:style-name="P22"/>
        </text:list-item>
      </text:list>
      <text:p text:style-name="P13"><text:span text:style-name="T34">PROJECT</text:span><text:span text:style-name="T35">S</text:span></text:p>
      <text:p text:style-name="P15"><text:span text:style-name="T38">LetsGoCamping</text:span><text:span text:style-name="T37"> </text:span><text:span text:style-name="T44">|</text:span><text:span text:style-name="T37"> </text:span><text:span text:style-name="T39">UT Coding Bootcamp </text:span><text:span text:style-name="T40">Team Project</text:span></text:p>
      <text:p text:style-name="P9">Single-page web application for <text:span text:style-name="T46">finding campsites, acquiring weather info and suggested products related to conditions of the camping experience</text:span></text:p>
      <text:list xml:id="list5795022156291588424" text:style-name="L2">
        <text:list-item>
          <text:p text:style-name="P26"><text:span text:style-name="T36">Languages and technologies used</text:span><text:span text:style-name="T20">:</text:span><text:span text:style-name="T21"> </text:span><text:span text:style-name="T22">REST</text:span><text:span text:style-name="T21"> API's, Bootstrap, CSS, Jquery, </text:span><text:span text:style-name="T20">GitHub</text:span></text:p>
        </text:list-item>
      </text:list>
      <text:p text:style-name="P8"/>
      <text:p text:style-name="P15"><text:span text:style-name="T41">Shuteye</text:span><text:span text:style-name="T37"> </text:span><text:span text:style-name="T44">|</text:span><text:span text:style-name="T37"> </text:span><text:span text:style-name="T39">UT Coding Bootcamp </text:span><text:span text:style-name="T40">Team Project</text:span></text:p>
      <text:p text:style-name="P10">Social environment app where users can track logged naps and dream experiences as well as view other users experiences</text:p>
      <text:list xml:id="list2830225057949" text:continue-numbering="true" text:style-name="L2">
        <text:list-item>
          <text:p text:style-name="P31"><text:span text:style-name="T47">Languages and technologies used</text:span><text:span text:style-name="T48">:</text:span><text:span text:style-name="T49"> </text:span><text:span text:style-name="T50">Javascript, </text:span><text:span text:style-name="T51">Jquery</text:span><text:span text:style-name="T50">, Node.js, Express, </text:span><text:span text:style-name="T51">Cavas</text:span><text:span text:style-name="T50">, Handlebars, </text:span><text:span text:style-name="T51">MySql, CSS, HTML</text:span></text:p>
          <text:p text:style-name="P32"/>
        </text:list-item>
      </text:list>
      <text:p text:style-name="P3">EXPERIENCE</text:p>
      <text:p text:style-name="P3"/>
      <text:p text:style-name="P14"><text:span text:style-name="T27">American Power Comapny</text:span><text:span text:style-name="T26"> </text:span><text:span text:style-name="T29">0</text:span><text:span text:style-name="T30">7</text:span><text:span text:style-name="T28">/</text:span><text:span text:style-name="T31">201</text:span><text:span text:style-name="T33">8</text:span><text:span text:style-name="T28">-</text:span><text:span text:style-name="T32">Current</text:span></text:p>
      <text:p text:style-name="P7">Appointment Setter</text:p>
      <text:list xml:id="list3311210616250879302" text:style-name="L3">
        <text:list-item>
          <text:p text:style-name="P30">Present homeowners with initial information on how to save money with solar</text:p>
        </text:list-item>
      </text:list>
      <text:p text:style-name="P12"/>
      <text:p text:style-name="P13"><text:span text:style-name="T26">HEB </text:span><text:span text:style-name="T29">08</text:span><text:span text:style-name="T28">/</text:span><text:span text:style-name="T31">2011</text:span><text:span text:style-name="T28">-</text:span><text:span text:style-name="T31">8</text:span><text:span text:style-name="T28">/</text:span><text:span text:style-name="T31">2018</text:span></text:p>
      <text:p text:style-name="P6"><text:span text:style-name="T52">Perishables</text:span> <text:span text:style-name="T53">Specialist</text:span></text:p>
      <text:list xml:id="list2831248204910" text:continue-numbering="true" text:style-name="L3">
        <text:list-item>
          <text:p text:style-name="P29"><text:span text:style-name="T9">P</text:span><text:span text:style-name="T10">resentation </text:span><text:span text:style-name="T11">and organization </text:span><text:span text:style-name="T10">consult</text:span><text:span text:style-name="T9">ant</text:span></text:p>
        </text:list-item>
        <text:list-item>
          <text:p text:style-name="P23">Managed team members and work load</text:p>
        </text:list-item>
        <text:list-item>
          <text:p text:style-name="P27"><text:span text:style-name="T23">Played an Important role in breaking</text:span><text:span text:style-name="T24"> nine sales records </text:span><text:span text:style-name="T23">at different stores</text:span><text:span text:style-name="T24"> </text:span></text:p>
        </text:list-item>
      </text:list>
      <text:p text:style-name="P16"/>
      <text:p text:style-name="P1">EDUCATION</text:p>
      <text:list xml:id="list5348781415015959408" text:style-name="L4">
        <text:list-item>
          <text:p text:style-name="P25">Trilogy Ed Full Stack Developer <text:span text:style-name="T54">Bootcamp</text:span> Certification</text:p>
        </text:list-item>
        <text:list-item>
          <text:p text:style-name="P24">Product design experience in STEM Academy</text:p>
        </text:list-item>
        <text:list-item>
          <text:p text:style-name="P28"><text:span text:style-name="T3">Austin Community College</text:span><text:span text:style-name="T4">, </text:span><text:span text:style-name="T3">Austin</text:span><text:span text:style-name="T4">, </text:span><text:span text:style-name="T3">Tx</text:span></text:p>
        </text:list-item>
      </text:list>
      <text:p text:style-name="P2"><text:span text:style-name="T1"><text:tab/><text:tab/>Earned </text:span><text:span text:style-name="T2">55</text:span><text:span text:style-name="T1"> credits towards </text:span><text:span text:style-name="T2">AAS Chemi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3:18:01.407000000</meta:creation-date>
    <dc:date>2018-08-12T00:28:29.790000000</dc:date>
    <meta:editing-duration>P2DT9H5M56S</meta:editing-duration>
    <meta:editing-cycles>7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6" meta:word-count="232" meta:character-count="1751" meta:non-whitespace-character-count="1556"/>
  </office:meta>
</office:document-meta>
</file>